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c3095" officeooo:paragraph-rsid="000c3095"/>
    </style:style>
    <style:style style:name="P3" style:family="paragraph" style:parent-style-name="Text_20_body" style:list-style-name="L1">
      <style:text-properties officeooo:rsid="0010748b" officeooo:paragraph-rsid="0010748b"/>
    </style:style>
    <style:style style:name="P4" style:family="paragraph" style:parent-style-name="Text_20_body" style:list-style-name="L1">
      <style:text-properties officeooo:rsid="00138e3e" officeooo:paragraph-rsid="00138e3e"/>
    </style:style>
    <style:style style:name="P5" style:family="paragraph" style:parent-style-name="Text_20_body" style:list-style-name="L1">
      <style:text-properties officeooo:rsid="0015ac83" officeooo:paragraph-rsid="0015ac83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Footnote" style:master-page-name="Standard">
      <style:paragraph-properties style:page-number="auto" style:text-autospace="none"/>
      <style:text-properties officeooo:paragraph-rsid="0020867a"/>
    </style:style>
    <style:style style:name="P8" style:family="paragraph" style:parent-style-name="Footnote" style:master-page-name="Standard">
      <style:paragraph-properties style:page-number="auto"/>
      <style:text-properties officeooo:paragraph-rsid="0020867a"/>
    </style:style>
    <style:style style:name="T1" style:family="text">
      <style:text-properties fo:font-variant="small-caps" style:font-style-asian="normal"/>
    </style:style>
    <style:style style:name="T2" style:family="text">
      <style:text-properties fo:font-variant="small-caps" officeooo:rsid="00138e3e" style:font-style-asian="normal" style:font-style-complex="normal"/>
    </style:style>
    <style:style style:name="T3" style:family="text">
      <style:text-properties fo:font-variant="small-caps" officeooo:rsid="0010748b" style:font-style-asian="normal"/>
    </style:style>
    <style:style style:name="T4" style:family="text">
      <style:text-properties fo:font-variant="small-caps" officeooo:rsid="00182ceb" style:font-style-asian="normal"/>
    </style:style>
    <style:style style:name="T5" style:family="text">
      <style:text-properties fo:font-variant="small-caps" fo:font-style="normal" style:font-style-asian="normal"/>
    </style:style>
    <style:style style:name="T6" style:family="text">
      <style:text-properties fo:font-variant="small-caps" style:text-position="0% 100%" style:text-underline-style="none" fo:font-weight="normal" style:font-style-asian="normal"/>
    </style:style>
    <style:style style:name="T7" style:family="text">
      <style:text-properties fo:font-variant="small-caps" style:text-position="0% 100%" style:text-underline-style="none" fo:font-weight="normal" style:font-style-asian="normal" style:font-style-complex="normal"/>
    </style:style>
    <style:style style:name="T8" style:family="text">
      <style:text-properties fo:font-variant="small-caps" style:text-position="0% 100%" style:text-underline-style="none" fo:font-weight="normal" officeooo:rsid="00138e3e" style:font-style-asian="normal" style:font-style-complex="normal"/>
    </style:style>
    <style:style style:name="T9" style:family="text">
      <style:text-properties fo:font-variant="small-caps" style:text-position="0% 100%" style:text-underline-style="none" fo:font-weight="normal" officeooo:rsid="0010748b" style:font-style-asian="normal"/>
    </style:style>
    <style:style style:name="T10" style:family="text">
      <style:text-properties fo:font-variant="small-caps" style:text-position="0% 100%" style:text-underline-style="none" fo:font-weight="normal" officeooo:rsid="00182ceb" style:font-style-asian="normal"/>
    </style:style>
    <style:style style:name="T11" style:family="text">
      <style:text-properties fo:font-variant="small-caps" style:text-position="0% 100%" fo:font-style="normal" style:text-underline-style="none" fo:font-weight="normal" style:font-style-asian="normal"/>
    </style:style>
    <style:style style:name="T12" style:family="text">
      <style:text-properties fo:font-variant="normal" fo:text-transform="none"/>
    </style:style>
    <style:style style:name="T13" style:family="text">
      <style:text-properties fo:font-variant="normal" fo:text-transform="none" fo:font-style="italic" style:font-style-asian="italic"/>
    </style:style>
    <style:style style:name="T14" style:family="text">
      <style:text-properties fo:font-variant="normal" fo:text-transform="none" fo:font-style="normal" style:font-style-asian="normal"/>
    </style:style>
    <style:style style:name="T15" style:family="text">
      <style:text-properties fo:font-variant="normal" fo:text-transform="none" fo:font-style="normal" style:font-style-asian="normal" style:font-style-complex="normal"/>
    </style:style>
    <style:style style:name="T16" style:family="text">
      <style:text-properties fo:font-variant="normal" fo:text-transform="none" style:text-position="0% 100%" style:text-underline-style="none" fo:font-weight="normal"/>
    </style:style>
    <style:style style:name="T17" style:family="text">
      <style:text-properties fo:font-variant="normal" fo:text-transform="none" style:text-position="0% 100%" style:text-underline-style="none" fo:font-weight="normal" style:font-style-asian="normal" style:font-style-complex="normal"/>
    </style:style>
    <style:style style:name="T18" style:family="text">
      <style:text-properties fo:font-variant="normal" fo:text-transform="none" style:text-position="0% 100%" style:text-underline-style="none" fo:font-weight="normal" officeooo:rsid="000cfb2b" style:font-style-asian="normal"/>
    </style:style>
    <style:style style:name="T19" style:family="text">
      <style:text-properties fo:font-variant="normal" fo:text-transform="none" style:text-position="0% 100%" fo:font-style="italic" style:text-underline-style="none" fo:font-weight="normal" style:font-style-asian="italic"/>
    </style:style>
    <style:style style:name="T20" style:family="text">
      <style:text-properties fo:font-variant="normal" fo:text-transform="none" style:text-position="0% 100%" fo:font-style="italic" style:text-underline-style="none" fo:font-weight="normal" style:font-style-asian="italic" style:font-style-complex="normal"/>
    </style:style>
    <style:style style:name="T21" style:family="text">
      <style:text-properties fo:font-variant="normal" fo:text-transform="none" style:text-position="0% 100%" fo:font-style="italic" style:text-underline-style="none" fo:font-weight="normal" officeooo:rsid="000cfb2b" style:font-style-asian="italic"/>
    </style:style>
    <style:style style:name="T22" style:family="text">
      <style:text-properties fo:font-variant="normal" fo:text-transform="none" style:text-position="0% 100%" fo:font-style="italic" style:text-underline-style="none" fo:font-weight="normal" officeooo:rsid="001199ad" style:font-style-asian="italic" style:font-style-complex="italic"/>
    </style:style>
    <style:style style:name="T23" style:family="text">
      <style:text-properties fo:font-variant="normal" fo:text-transform="none" style:text-position="0% 100%" fo:font-style="italic" style:text-underline-style="none" fo:font-weight="normal" officeooo:rsid="001436fb" style:font-style-asian="italic" style:font-style-complex="italic"/>
    </style:style>
    <style:style style:name="T24" style:family="text">
      <style:text-properties fo:font-variant="normal" fo:text-transform="none" style:text-position="0% 100%" fo:font-style="normal" style:text-underline-style="none" fo:font-weight="normal" style:font-style-asian="normal"/>
    </style:style>
    <style:style style:name="T25" style:family="text">
      <style:text-properties fo:font-variant="normal" fo:text-transform="none" style:text-position="0% 100%" fo:font-style="normal" style:text-underline-style="none" fo:font-weight="normal" style:font-style-asian="normal" style:font-style-complex="normal"/>
    </style:style>
    <style:style style:name="T26" style:family="text">
      <style:text-properties fo:font-variant="normal" fo:text-transform="none" style:text-position="0% 100%" fo:font-style="normal" style:text-underline-style="none" fo:font-weight="normal" officeooo:rsid="001199ad" style:font-style-asian="normal" style:font-style-complex="normal"/>
    </style:style>
    <style:style style:name="T27" style:family="text">
      <style:text-properties fo:font-variant="normal" fo:text-transform="none" style:text-position="0% 100%" fo:font-style="normal" style:text-underline-style="none" fo:font-weight="normal" officeooo:rsid="00138e3e" style:font-style-asian="normal" style:font-style-complex="normal"/>
    </style:style>
    <style:style style:name="T28" style:family="text">
      <style:text-properties fo:font-variant="normal" fo:text-transform="none" style:text-position="0% 100%" fo:font-style="normal" style:text-underline-style="none" fo:font-weight="normal" officeooo:rsid="000cfb2b" style:font-style-asian="normal"/>
    </style:style>
    <style:style style:name="T29" style:family="text">
      <style:text-properties fo:font-variant="normal" fo:text-transform="none" style:text-position="0% 100%" fo:font-style="normal" style:text-underline-style="none" fo:font-weight="normal" officeooo:rsid="0010748b" style:font-style-asian="normal"/>
    </style:style>
    <style:style style:name="T30" style:family="text">
      <style:text-properties fo:font-variant="normal" fo:text-transform="none" style:text-position="0% 100%" fo:font-style="normal" style:text-underline-style="none" fo:font-weight="normal" officeooo:rsid="001199ad" style:font-style-asian="normal"/>
    </style:style>
    <style:style style:name="T31" style:family="text">
      <style:text-properties fo:font-variant="normal" fo:text-transform="none" style:text-position="0% 100%" fo:font-style="normal" style:text-underline-style="none" fo:font-weight="normal" officeooo:rsid="00157cbb" style:font-style-asian="normal"/>
    </style:style>
    <style:style style:name="T32" style:family="text">
      <style:text-properties fo:font-variant="normal" fo:text-transform="none" style:text-position="0% 100%" fo:font-style="normal" style:text-underline-style="none" fo:font-weight="normal" officeooo:rsid="00182ceb" style:font-style-asian="normal"/>
    </style:style>
    <style:style style:name="T33" style:family="text">
      <style:text-properties fo:font-variant="normal" fo:text-transform="none" style:text-position="super 58%" fo:font-style="normal" style:font-style-asian="normal"/>
    </style:style>
    <style:style style:name="T34" style:family="text">
      <style:text-properties style:font-style-asian="normal"/>
    </style:style>
    <style:style style:name="T35" style:family="text">
      <style:text-properties officeooo:rsid="00138e3e" style:font-style-asian="normal" style:font-style-complex="normal"/>
    </style:style>
    <style:style style:name="T36" style:family="text">
      <style:text-properties officeooo:rsid="0010748b" style:font-style-asian="normal"/>
    </style:style>
    <style:style style:name="T37" style:family="text">
      <style:text-properties officeooo:rsid="00182ceb" style:font-style-asian="normal"/>
    </style:style>
    <style:style style:name="T38" style:family="text">
      <style:text-properties style:font-style-asian="italic"/>
    </style:style>
    <style:style style:name="T39" style:family="text">
      <style:text-properties style:text-position="0% 100%" style:text-underline-style="none" fo:font-weight="normal" style:font-style-asian="normal"/>
    </style:style>
    <style:style style:name="T40" style:family="text">
      <style:text-properties style:text-position="0% 100%" style:text-underline-style="none" fo:font-weight="normal" style:font-style-asian="normal" style:font-style-complex="normal"/>
    </style:style>
    <style:style style:name="T41" style:family="text">
      <style:text-properties style:text-position="0% 100%" style:text-underline-style="none" fo:font-weight="normal" officeooo:rsid="00138e3e" style:font-style-asian="normal" style:font-style-complex="normal"/>
    </style:style>
    <style:style style:name="T42" style:family="text">
      <style:text-properties style:text-position="0% 100%" style:text-underline-style="none" fo:font-weight="normal" officeooo:rsid="0010748b" style:font-style-asian="normal"/>
    </style:style>
    <style:style style:name="T43" style:family="text">
      <style:text-properties style:text-position="0% 100%" style:text-underline-style="none" fo:font-weight="normal" officeooo:rsid="00182ceb" style:font-style-asian="normal"/>
    </style:style>
    <style:style style:name="T44" style:family="text">
      <style:text-properties style:text-position="0% 100%" fo:font-style="normal" style:text-underline-style="none" fo:font-weight="normal" officeooo:rsid="00138e3e" style:font-style-asian="normal" style:font-style-complex="normal"/>
    </style:style>
    <style:style style:name="T45" style:family="text">
      <style:text-properties fo:font-style="italic" officeooo:rsid="00138e3e" style:font-style-asian="italic" style:font-style-complex="italic"/>
    </style:style>
    <style:style style:name="T46" style:family="text">
      <style:text-properties fo:font-style="italic" officeooo:rsid="001436fb" style:font-style-asian="italic" style:font-style-complex="italic"/>
    </style:style>
    <style:style style:name="T47" style:family="text">
      <style:text-properties fo:font-style="normal" officeooo:rsid="00138e3e" style:font-style-asian="normal" style:font-style-complex="normal"/>
    </style:style>
    <style:style style:name="T48" style:family="text">
      <style:text-properties fo:font-style="normal" officeooo:rsid="001436fb" style:font-style-asian="normal" style:font-style-complex="normal"/>
    </style:style>
    <style:style style:name="T49" style:family="text">
      <style:text-properties officeooo:rsid="00138e3e"/>
    </style:style>
    <style:style style:name="T50" style:family="text">
      <style:text-properties officeooo:rsid="00182ce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st Cases for the Antonianum CSL Style</text:p>
      <text:p text:style-name="Subtitle"/>
      <text:p text:style-name="Text_20_body">Here follows a series of footnotes, each of which explains what should happen.</text:p>
      <text:list xml:id="list4145458190669156034" text:style-name="L1">
        <text:list-item>
          <text:p text:style-name="P1">Book<text:note text:id="ftn1" text:note-class="footnote"><text:note-citation>1</text:note-citation><text:note-body><text:p text:style-name="P8"><text:span text:style-name="T15">Basics: First name abbreviated, last name in small caps, title in italics and not in title case, publisher included:<text:line-break/></text:span><text:reference-mark-start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4hfYwNMJaL"/><text:span text:style-name="T7">M. Hauke</text:span><text:span text:style-name="T16">, </text:span><text:span text:style-name="T19">Introduzione alla mariologia</text:span><text:span text:style-name="T24">, Eupress FTL, Lugano, 2008.</text:span><text:reference-mark-end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4hfYwNMJaL"/></text:p></text:note-body></text:note></text:p>
        </text:list-item>
        <text:list-item>
          <text:p text:style-name="P1">Article<text:note text:id="ftn2" text:note-class="footnote"><text:note-citation>2</text:note-citation><text:note-body><text:p text:style-name="P7"><text:span text:style-name="T15">Article: both title and container title in italics; no comma before “p.”:<text:line-break/></text:span><text:reference-mark-start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hkInsu8i4i"/><text:span text:style-name="T7">P. D. M. Fehlner</text:span><text:span text:style-name="T16">, </text:span><text:span text:style-name="T19">Virginitas in partu</text:span><text:span text:style-name="T24">, in </text:span><text:span text:style-name="T19">Immaculata Mediatrix</text:span><text:span text:style-name="T24">, 2 (2002) p. 241–246.</text:span><text:reference-mark-end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hkInsu8i4i"/></text:p></text:note-body></text:note></text:p>
        </text:list-item>
        <text:list-item>
          <text:p text:style-name="P1">Book with editor only<text:note text:id="ftn3" text:note-class="footnote"><text:note-citation>3</text:note-citation><text:note-body><text:p text:style-name="P7"><text:span text:style-name="T15">No author name: editor’s name should follow title, not in small caps:<text:line-break/></text:span><text:reference-mark-start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FStkZypZ4B"/><text:span text:style-name="T20">Evangelia apocrypha</text:span><text:span text:style-name="T24">, ed. by C. von Tischendorf, 2nd ed., Lipsiae, 1876.</text:span><text:reference-mark-end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FStkZypZ4B"/></text:p></text:note-body></text:note></text:p>
        </text:list-item>
        <text:list-item>
          <text:p text:style-name="P1">2 authors can be named<text:note text:id="ftn4" text:note-class="footnote"><text:note-citation>4</text:note-citation><text:note-body><text:p text:style-name="P7"><text:span text:style-name="T15">Two author names listed:<text:line-break/></text:span><text:reference-mark-start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ZhfRHIocuc"/><text:span text:style-name="T7">D. Esser-A. Calufetti</text:span><text:span text:style-name="T16">, </text:span><text:span text:style-name="T19">Stato della causa di beatificazione di Giovanni Duns Scoto e il suo iter secolare</text:span><text:span text:style-name="T24">, in </text:span><text:span text:style-name="T19">Studi Francescani</text:span><text:span text:style-name="T24">, 88 (1991) p. 29–61.</text:span><text:reference-mark-end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ZhfRHIocuc"/></text:p></text:note-body></text:note></text:p>
        </text:list-item>
        <text:list-item>
          <text:p text:style-name="P1">Use et al. if there are more than 2 authors<text:note text:id="ftn5" text:note-class="footnote"><text:note-citation>5</text:note-citation><text:note-body><text:p text:style-name="P7"><text:span text:style-name="T15">For three or more authors, use et al. (Italian “e A.”), not in small caps:<text:line-break/></text:span><text:reference-mark-start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lTmafl060s"/><text:span text:style-name="T7">R. L. Harris </text:span><text:span text:style-name="T16">et al., </text:span><text:span text:style-name="T19">Theological Wordbook of the Old Testament</text:span><text:span text:style-name="T24">, Moody Press, Chicago, 1980.</text:span><text:reference-mark-end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lTmafl060s"/></text:p></text:note-body></text:note></text:p>
        </text:list-item>
        <text:list-item>
          <text:p text:style-name="P1">Dictionary entry<text:note text:id="ftn6" text:note-class="footnote"><text:note-citation>6</text:note-citation><text:note-body><text:p text:style-name="P7"><text:span text:style-name="T15">Editor names follow title of dictionary, not title of entry:<text:line-break/></text:span><text:reference-mark-start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EcMB7R1R6h"/><text:span text:style-name="T7">S. M. Meo</text:span><text:span text:style-name="T16">, </text:span><text:span text:style-name="T19">Mediatrice</text:span><text:span text:style-name="T24">, in </text:span><text:span text:style-name="T19">Nuovo dizionario di mariologia</text:span><text:span text:style-name="T24">, ed. by S. De Fiores-S. M. Meo, Edizioni Paoline, Cinisello Balsamo, 1985, p. 920–935.</text:span><text:reference-mark-end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EcMB7R1R6h"/></text:p></text:note-body></text:note></text:p>
        </text:list-item>
        <text:list-item>
          <text:p text:style-name="P1">Citation not by page number<text:note text:id="ftn12" text:note-class="footnote"><text:note-citation>7</text:note-citation><text:note-body><text:p text:style-name="P8">“p.” should not be used before indications of something other than a page number:<text:line-break/><text:reference-mark-start text:name="ZOTERO_ITEM {&quot;citationID&quot;:&quot;pc0fyxfm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0V7zfbN7Ig"/><text:span text:style-name="T6">J. Gribomont</text:span><text:span text:style-name="T16">, </text:span><text:span text:style-name="T19">Girolamo</text:span><text:span text:style-name="T24">, in </text:span><text:span text:style-name="T19">Nuovo dizionario patristico e di antichità cristiane</text:span><text:span text:style-name="T24">, ed. by A. Di Berardino, Marietti, Genova, 2008, col. 2267.</text:span><text:reference-mark-end text:name="ZOTERO_ITEM {&quot;citationID&quot;:&quot;pc0fyxfm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0V7zfbN7Ig"/></text:p></text:note-body></text:note></text:p>
        </text:list-item>
        <text:list-item>
          <text:p text:style-name="P1">Article with locator in first citation<text:note text:id="ftn8" text:note-class="footnote"><text:note-citation>8</text:note-citation><text:note-body><text:p text:style-name="P8"><text:span text:style-name="T25">The range of pages must correspond to the locator (375-377):<text:line-break/></text:span><text:reference-mark-start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,\\uc0\\u8221{}\\i0{} in \\i Estudios Marianos\\i0{}, 21 (1960) p. 375\\uc0\\u8211{}377.}&quot;,&quot;plainCitation&quot;:&quot;A. Briva, La expresión tradicional: “Nec alius partus virginis nisi Deus nec alia mater Dei nisi Virgo,”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cehmlFpmaY"/><text:span text:style-name="T7">A. Briva</text:span><text:span text:style-name="T16">, </text:span><text:span text:style-name="T19">La expresión tradicional: “Nec alius partus virginis nisi Deus nec alia mater Dei nisi Virgo,”</text:span><text:span text:style-name="T24"> in </text:span><text:span text:style-name="T19">Estudios Marianos</text:span><text:span text:style-name="T24">, 21 (1960) p. 375–377.</text:span><text:reference-mark-end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,\\uc0\\u8221{}\\i0{} in \\i Estudios Marianos\\i0{}, 21 (1960) p. 375\\uc0\\u8211{}377.}&quot;,&quot;plainCitation&quot;:&quot;A. Briva, La expresión tradicional: “Nec alius partus virginis nisi Deus nec alia mater Dei nisi Virgo,”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cehmlFpmaY"/></text:p></text:note-body></text:note></text:p>
        </text:list-item>
        <text:list-item>
          <text:p text:style-name="P2">Encyclopedia article<text:note text:id="ftn9" text:note-class="footnote"><text:note-citation>9</text:note-citation><text:note-body><text:p text:style-name="P8"><text:span text:style-name="T28">The volume number must be included for encyclopedia articles that have one (on first citation). </text:span><text:span text:style-name="T29">Volume numbers should always be in roman numerals and should immediately follow the title of the work, without “vol.” </text:span><text:span text:style-name="T30">(de facto practice of the </text:span><text:span text:style-name="T22">Annuario </text:span><text:span text:style-name="T23">2013–2014</text:span><text:span text:style-name="T26">).</text:span><text:span text:style-name="T28"><text:line-break/></text:span><text:reference-mark-start text:name="ZOTERO_ITEM {&quot;citationID&quot;:&quot;2fRrYy4y&quot;,&quot;properties&quot;:{&quot;formattedCitation&quot;:&quot;{\\rtf \\i Parthenogenesis\\i0{}, in \\i The New Encyclopaedia Britannica\\i0{}, IX, ed. by P. W. Goetz et al., Chicago, 1985, p. 173.}&quot;,&quot;plainCitation&quot;:&quot;Parthenogenesis, in The New Encyclopaedia Britannica, IX, ed. by P. W. Goetz et al., Chicago, 1985, p. 173.&quot;},&quot;citationItems&quot;:[{&quot;id&quot;:1026,&quot;uris&quot;:[&quot;http://zotero.org/users/56374/items/73SKUIGI&quot;],&quot;uri&quot;:[&quot;http://zotero.org/users/56374/items/73SKUIGI&quot;]}]} RNDUGgbzbZfzs"/><text:span text:style-name="T21">Parthenogenesis</text:span><text:span text:style-name="T24">, in </text:span><text:span text:style-name="T19">The New Encyclopaedia Britannica</text:span><text:span text:style-name="T24">, IX, ed. by P. W. Goetz et al., Chicago, 1985, p. 173.</text:span><text:reference-mark-end text:name="ZOTERO_ITEM {&quot;citationID&quot;:&quot;2fRrYy4y&quot;,&quot;properties&quot;:{&quot;formattedCitation&quot;:&quot;{\\rtf \\i Parthenogenesis\\i0{}, in \\i The New Encyclopaedia Britannica\\i0{}, IX, ed. by P. W. Goetz et al., Chicago, 1985, p. 173.}&quot;,&quot;plainCitation&quot;:&quot;Parthenogenesis, in The New Encyclopaedia Britannica, IX, ed. by P. W. Goetz et al., Chicago, 1985, p. 173.&quot;},&quot;citationItems&quot;:[{&quot;id&quot;:1026,&quot;uris&quot;:[&quot;http://zotero.org/users/56374/items/73SKUIGI&quot;],&quot;uri&quot;:[&quot;http://zotero.org/users/56374/items/73SKUIGI&quot;]}]} RNDUGgbzbZfzs"/></text:p></text:note-body></text:note></text:p>
        </text:list-item>
        <text:list-item>
          <text:p text:style-name="P3">Book section with volume number<text:note text:id="ftn10" text:note-class="footnote"><text:note-citation>10</text:note-citation><text:note-body><text:p text:style-name="P8"><text:span text:style-name="T29">For a book section, the volume number should appear exactly once (</text:span><text:span text:style-name="T31">i.e. not repeated before page no.</text:span><text:span text:style-name="T29">):<text:line-break/></text:span><text:reference-mark-start text:name="ZOTERO_ITEM {&quot;citationID&quot;:&quot;pH0XAGfV&quot;,&quot;properties&quot;:{&quot;formattedCitation&quot;:&quot;{\\rtf \\scaps E. Norelli\\scaps0{}, \\i Maria nella letteratura apocrifa cristiana antica\\i0{}, in \\i Storia della mariologia\\i0{}, I, ed. by E. Dal Covolo-A. M. Serra, Citta\\uc0\\u768{} Nuova, Roma, 2009, p. 143\\uc0\\u8211{}254.}&quot;,&quot;plainCitation&quot;:&quot;E. Norelli, Maria nella letteratura apocrifa cristiana antica, in Storia della mariologia, I, ed. by E. Dal Covolo-A. M. Serra, Città Nuova, Roma, 2009, p. 143–254.&quot;},&quot;citationItems&quot;:[{&quot;id&quot;:1711,&quot;uris&quot;:[&quot;http://zotero.org/users/56374/items/7MWKSXUR&quot;],&quot;uri&quot;:[&quot;http://zotero.org/users/56374/items/7MWKSXUR&quot;]}]} RNDptBbLVWvYE"/><text:span text:style-name="T9">E. Norelli</text:span><text:span text:style-name="T16">, </text:span><text:span text:style-name="T19">Maria nella letteratura apocrifa cristiana antica</text:span><text:span text:style-name="T24">, in </text:span><text:span text:style-name="T19">Storia della mariologia</text:span><text:span text:style-name="T24">, I, ed. by E. Dal Covolo-A. M. Serra, Città Nuova, Roma, 2009, p. 143–254.</text:span><text:reference-mark-end text:name="ZOTERO_ITEM {&quot;citationID&quot;:&quot;pH0XAGfV&quot;,&quot;properties&quot;:{&quot;formattedCitation&quot;:&quot;{\\rtf \\scaps E. Norelli\\scaps0{}, \\i Maria nella letteratura apocrifa cristiana antica\\i0{}, in \\i Storia della mariologia\\i0{}, I, ed. by E. Dal Covolo-A. M. Serra, Citta\\uc0\\u768{} Nuova, Roma, 2009, p. 143\\uc0\\u8211{}254.}&quot;,&quot;plainCitation&quot;:&quot;E. Norelli, Maria nella letteratura apocrifa cristiana antica, in Storia della mariologia, I, ed. by E. Dal Covolo-A. M. Serra, Città Nuova, Roma, 2009, p. 143–254.&quot;},&quot;citationItems&quot;:[{&quot;id&quot;:1711,&quot;uris&quot;:[&quot;http://zotero.org/users/56374/items/7MWKSXUR&quot;],&quot;uri&quot;:[&quot;http://zotero.org/users/56374/items/7MWKSXUR&quot;]}]} RNDptBbLVWvYE"/></text:p></text:note-body></text:note></text:p>
        </text:list-item>
        <text:list-item>
          <text:p text:style-name="P4">Multivolume work<text:note text:id="ftn11" text:note-class="footnote"><text:note-citation>11</text:note-citation><text:note-body><text:p text:style-name="P8"><text:span text:style-name="T49">Multivolume works list range of volumes, not “</text:span><text:span text:style-name="T45">n</text:span><text:span text:style-name="T47"> vols.” </text:span><text:span text:style-name="T48">(de facto practice of </text:span><text:span text:style-name="T46">Annuario</text:span><text:span text:style-name="T48">, though in bibliography):</text:span><text:span text:style-name="T47"><text:line-break/></text:span><text:reference-mark-start text:name="ZOTERO_ITEM {&quot;citationID&quot;:&quot;gy2jE3QK&quot;,&quot;properties&quot;:{&quot;formattedCitation&quot;:&quot;{\\rtf \\scaps John Duns Scotus\\scaps0{}, \\i Opera Omnia, Quae hucusque reperiri potuerunt\\i0{}, I-XII, ed. by L. Wadding, G. Olms, Hildesheim, 1968.}&quot;,&quot;plainCitation&quot;:&quot;John Duns Scotus, Opera Omnia, Quae hucusque reperiri potuerunt, I-XII, ed. by L. Wadding, G. Olms, Hildesheim, 1968.&quot;},&quot;citationItems&quot;:[{&quot;id&quot;:334,&quot;uris&quot;:[&quot;http://zotero.org/users/56374/items/T3MB2T5Q&quot;],&quot;uri&quot;:[&quot;http://zotero.org/users/56374/items/T3MB2T5Q&quot;]}]} RNDLgFT54F0qs"/><text:span text:style-name="T8">John Duns Scotus</text:span><text:span text:style-name="T16">, </text:span><text:span text:style-name="T19">Opera Omnia, Quae hucusque reperiri potuerunt</text:span><text:span text:style-name="T24">, I-XII, ed. by L. Wadding, G. Olms, Hildesheim, 1968.</text:span><text:reference-mark-end text:name="ZOTERO_ITEM {&quot;citationID&quot;:&quot;gy2jE3QK&quot;,&quot;properties&quot;:{&quot;formattedCitation&quot;:&quot;{\\rtf \\scaps John Duns Scotus\\scaps0{}, \\i Opera Omnia, Quae hucusque reperiri potuerunt\\i0{}, I-XII, ed. by L. Wadding, G. Olms, Hildesheim, 1968.}&quot;,&quot;plainCitation&quot;:&quot;John Duns Scotus, Opera Omnia, Quae hucusque reperiri potuerunt, I-XII, ed. by L. Wadding, G. Olms, Hildesheim, 1968.&quot;},&quot;citationItems&quot;:[{&quot;id&quot;:334,&quot;uris&quot;:[&quot;http://zotero.org/users/56374/items/T3MB2T5Q&quot;],&quot;uri&quot;:[&quot;http://zotero.org/users/56374/items/T3MB2T5Q&quot;]}]} RNDLgFT54F0qs"/></text:p></text:note-body></text:note></text:p>
        </text:list-item>
        <text:list-item>
          <text:p text:style-name="P5"><text:span text:style-name="T50">Book with volume number</text:span><text:note text:id="ftn0" text:note-class="footnote"><text:note-citation>12</text:note-citation><text:note-body><text:p text:style-name="P8"><text:span text:style-name="T32">Volume number must immediately follow title:<text:line-break/></text:span><text:reference-mark-start text:name="ZOTERO_ITEM {&quot;citationID&quot;:&quot;zuqi00iq&quot;,&quot;properties&quot;:{&quot;formattedCitation&quot;:&quot;{\\rtf \\scaps Augustine of Hippo\\scaps0{}, \\i Sermons\\i0{}, VI, ed. by J. E. Rotelle, trans. by E. Hill, New City Press, Hyde Park, NY, 1993.}&quot;,&quot;plainCitation&quot;:&quot;Augustine of Hippo, Sermons, VI, ed. by J. E. Rotelle, trans. by E. Hill, New City Press, Hyde Park, NY, 1993.&quot;},&quot;citationItems&quot;:[{&quot;id&quot;:1004,&quot;uris&quot;:[&quot;http://zotero.org/users/56374/items/PRP4J3IQ&quot;],&quot;uri&quot;:[&quot;http://zotero.org/users/56374/items/PRP4J3IQ&quot;]}]} RNDWPPyVrXVVQ"/><text:span text:style-name="T10">Augustine of Hippo</text:span><text:span text:style-name="T16">, </text:span><text:span text:style-name="T19">Sermons</text:span><text:span text:style-name="T24">, VI, ed. by J. E. Rotelle, trans. by E. Hill, New City Press, Hyde Park, NY, 1993.</text:span><text:reference-mark-end text:name="ZOTERO_ITEM {&quot;citationID&quot;:&quot;zuqi00iq&quot;,&quot;properties&quot;:{&quot;formattedCitation&quot;:&quot;{\\rtf \\scaps Augustine of Hippo\\scaps0{}, \\i Sermons\\i0{}, VI, ed. by J. E. Rotelle, trans. by E. Hill, New City Press, Hyde Park, NY, 1993.}&quot;,&quot;plainCitation&quot;:&quot;Augustine of Hippo, Sermons, VI, ed. by J. E. Rotelle, trans. by E. Hill, New City Press, Hyde Park, NY, 1993.&quot;},&quot;citationItems&quot;:[{&quot;id&quot;:1004,&quot;uris&quot;:[&quot;http://zotero.org/users/56374/items/PRP4J3IQ&quot;],&quot;uri&quot;:[&quot;http://zotero.org/users/56374/items/PRP4J3IQ&quot;]}]} RNDWPPyVrXVVQ"/></text:p></text:note-body></text:note></text:p>
        </text:list-item>
      </text:list>
      <text:h text:style-name="Heading_20_1" text:outline-level="1"><text:soft-page-break/>References</text:h>
      <text:section text:style-name="Sect1" text:name="ZOTERO_BIBL {&quot;custom&quot;:[]} RNDG2fl4TanX3">
        <text:p text:style-name="Bibliography_20_1"><text:span text:style-name="T1">Augustine of Hippo</text:span><text:span text:style-name="T12">, </text:span><text:span text:style-name="T13">Sermons</text:span><text:span text:style-name="T14">, VI, edited by J. E. Rotelle, translated by E. Hill, New City Press, Hyde Park, NY, 1993.</text:span></text:p>
        <text:p text:style-name="Bibliography_20_1"><text:span text:style-name="T5">Briva A.</text:span><text:span text:style-name="T14">, </text:span><text:span text:style-name="T13">La expresión tradicional: “Nec alius partus virginis nisi Deus nec alia mater Dei nisi Virgo,”</text:span><text:span text:style-name="T14"> in </text:span><text:span text:style-name="T13">Estudios Marianos</text:span><text:span text:style-name="T14">, 21 (1960) p. 373–389.</text:span></text:p>
        <text:p text:style-name="Bibliography_20_1"><text:span text:style-name="T5">Esser D.-Calufetti A.</text:span><text:span text:style-name="T14">, </text:span><text:span text:style-name="T13">Stato della causa di beatificazione di Giovanni Duns Scoto e il suo iter secolare</text:span><text:span text:style-name="T14">, in </text:span><text:span text:style-name="T13">Studi Francescani</text:span><text:span text:style-name="T14">, 88 (1991) p. 29–61.</text:span></text:p>
        <text:p text:style-name="Bibliography_20_1"><text:span text:style-name="T13">Evangelia apocrypha</text:span><text:span text:style-name="T14">, edited by C. von Tischendorf, 2nd ed., Lipsiae, 1876.</text:span></text:p>
        <text:p text:style-name="Bibliography_20_1"><text:span text:style-name="T5">Fehlner P. D. M.</text:span><text:span text:style-name="T14">, </text:span><text:span text:style-name="T13">Virginitas in partu</text:span><text:span text:style-name="T14">, in </text:span><text:span text:style-name="T13">Immaculata Mediatrix</text:span><text:span text:style-name="T14">, 2 (2002) p. 241–246.</text:span></text:p>
        <text:p text:style-name="Bibliography_20_1"><text:span text:style-name="T5">Gribomont J.</text:span><text:span text:style-name="T14">, </text:span><text:span text:style-name="T13">Girolamo</text:span><text:span text:style-name="T14">, in </text:span><text:span text:style-name="T13">Nuovo dizionario patristico e di antichità cristiane</text:span><text:span text:style-name="T14">, edited by A. Di Berardino, p. 2262–2268, Marietti, Genova, 2008.</text:span></text:p>
        <text:p text:style-name="Bibliography_20_1"><text:span text:style-name="T5">Harris R. L. </text:span><text:span text:style-name="T14">et al., </text:span><text:span text:style-name="T13">Theological Wordbook of the Old Testament</text:span><text:span text:style-name="T14">, Moody Press, Chicago, 1980.</text:span></text:p>
        <text:p text:style-name="Bibliography_20_1"><text:span text:style-name="T5">Hauke M.</text:span><text:span text:style-name="T14">, </text:span><text:span text:style-name="T13">Introduzione alla mariologia</text:span><text:span text:style-name="T14">, Eupress FTL, Lugano, 2008.</text:span></text:p>
        <text:p text:style-name="Bibliography_20_1"><text:span text:style-name="T5">John Duns Scotus</text:span><text:span text:style-name="T14">, </text:span><text:span text:style-name="T13">Opera Omnia, Quae hucusque reperiri potuerunt</text:span><text:span text:style-name="T14">, I-XII, edited by L. Wadding, G. Olms, Hildesheim, 1968.</text:span></text:p>
        <text:p text:style-name="Bibliography_20_1"><text:span text:style-name="T5">Meo S. M.</text:span><text:span text:style-name="T14">, </text:span><text:span text:style-name="T13">Mediatrice</text:span><text:span text:style-name="T14">, in </text:span><text:span text:style-name="T13">Nuovo dizionario di mariologia</text:span><text:span text:style-name="T14">, edited by S. De Fiores-S. M. Meo, p. 920–935, Edizioni Paoline, Cinisello Balsamo, 1985.</text:span></text:p>
        <text:p text:style-name="Bibliography_20_1"><text:span text:style-name="T5">Norelli E.</text:span><text:span text:style-name="T14">, </text:span><text:span text:style-name="T13">Maria nella letteratura apocrifa cristiana antica</text:span><text:span text:style-name="T14">, in </text:span><text:span text:style-name="T13">Storia della mariologia</text:span><text:span text:style-name="T14">, I, edited by E. Dal Covolo-A. M. Serra, p. 143–254, Città Nuova, Roma, 2009.</text:span></text:p>
        <text:p text:style-name="Bibliography_20_1"><text:span text:style-name="T13">Parthenogenesis</text:span><text:span text:style-name="T14">, in </text:span><text:span text:style-name="T13">The New Encyclopaedia Britannica</text:span><text:span text:style-name="T14">, IX, edited by P. W. Goetz et al., p. 173, Chicago, 1985.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alatino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. John Lawrence M. Polis</meta:initial-creator>
    <meta:creation-date>2013-01-02T19:49:45</meta:creation-date>
    <dc:date>2013-10-16T17:35:18.268249000</dc:date>
    <dc:creator>Fr. John Lawrence M. Polis</dc:creator>
    <meta:editing-duration>P1DT40M3S</meta:editing-duration>
    <meta:editing-cycles>30</meta:editing-cycles>
    <meta:generator>LibreOffice/4.1.2.3$MacOSX_x86 LibreOffice_project/40b2d7fde7e8d2d7bc5a449dc65df4d08a7dd38</meta:generator>
    <meta:document-statistic meta:table-count="0" meta:image-count="0" meta:object-count="0" meta:page-count="2" meta:paragraph-count="39" meta:word-count="717" meta:character-count="4324" meta:non-whitespace-character-count="3670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4.0.8"&gt;&lt;session id="x7YHmUtl"/&gt;&lt;style id="https://raw.github.com/fiapps/pua-csl/master/pontifical-university-antonianum.csl" hasBibliography="1" bibliographyStyleHasBeenSet="1"/&gt;&lt;prefs&gt;&lt;pref name="fieldType" value="R</meta:user-defined>
    <meta:user-defined meta:name="ZOTERO_PREF_2" meta:value-type="string">eferenceMark"/&gt;&lt;pref name="storeReferences" value="false"/&gt;&lt;pref name="automaticJournalAbbreviations" value="false"/&gt;&lt;pref name="noteType" value="1"/&gt;&lt;/prefs&gt;&lt;/data&gt;</meta:user-defined>
  </office:meta>
</office:document-meta>
</file>